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Commande</text:p>
          </table:table-cell>
          <table:table-cell table:style-name="ce1" office:value-type="string" calcext:value-type="string" table:number-columns-spanned="2" table:number-rows-spanned="1">
            <text:p>Relative</text:p>
          </table:table-cell>
          <table:covered-table-cell/>
          <table:table-cell table:style-name="ce1" office:value-type="string" calcext:value-type="string" table:number-columns-spanned="2" table:number-rows-spanned="1">
            <text:p>Absolue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Origine</text:p>
          </table:table-cell>
          <table:table-cell/>
          <table:table-cell table:number-columns-repeated="2" office:value-type="string" calcext:value-type="string">
            <text:p>NA</text:p>
          </table:table-cell>
          <table:table-cell office:value-type="float" office:value="13000" calcext:value-type="float">
            <text:p>13000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string" calcext:value-type="string">
            <text:p>Ancrage 1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$E$3]+[.C4]" office:value-type="float" office:value="13010" calcext:value-type="float">
            <text:p>13010</text:p>
          </table:table-cell>
          <table:table-cell table:formula="of:=[.$F$3]+[.D4]" office:value-type="float" office:value="11020" calcext:value-type="float">
            <text:p>11020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 Tg 1</text:p>
          </table:table-cell>
          <table:table-cell/>
          <table:table-cell office:value-type="float" office:value="57.086" calcext:value-type="float">
            <text:p>57,086</text:p>
          </table:table-cell>
          <table:table-cell office:value-type="float" office:value="79.677" calcext:value-type="float">
            <text:p>79,677</text:p>
          </table:table-cell>
          <table:table-cell table:formula="of:=[.E4]+[.C6]" office:value-type="float" office:value="13067.086" calcext:value-type="float">
            <text:p>13067,086</text:p>
          </table:table-cell>
          <table:table-cell table:formula="of:=[.F4]-[.D6]" office:value-type="float" office:value="10940.323" calcext:value-type="float">
            <text:p>10940,323</text:p>
          </table:table-cell>
        </table:table-row>
        <table:table-row table:style-name="ro1">
          <table:table-cell office:value-type="string" calcext:value-type="string">
            <text:p>Out Tg 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crage 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$E$3]+[.C8]" office:value-type="float" office:value="13100" calcext:value-type="float">
            <text:p>13100</text:p>
          </table:table-cell>
          <table:table-cell table:formula="of:=[.$F$3]+[.D8]" office:value-type="float" office:value="11000" calcext:value-type="float">
            <text:p>11000</text:p>
          </table:table-cell>
        </table:table-row>
        <table:table-row table:style-name="ro1">
          <table:table-cell office:value-type="string" calcext:value-type="string">
            <text:p>In Tg 2</text:p>
          </table:table-cell>
          <table:table-cell/>
          <table:table-cell office:value-type="float" office:value="21.297" calcext:value-type="float">
            <text:p>21,297</text:p>
          </table:table-cell>
          <table:table-cell office:value-type="float" office:value="-88.243" calcext:value-type="float">
            <text:p>-88,243</text:p>
          </table:table-cell>
          <table:table-cell table:formula="of:=[.E8]+[.C9]" office:value-type="float" office:value="13121.297" calcext:value-type="float">
            <text:p>13121,297</text:p>
          </table:table-cell>
          <table:table-cell table:formula="of:=[.F8]-[.D9]" office:value-type="float" office:value="11088.243" calcext:value-type="float">
            <text:p>11088,243</text:p>
          </table:table-cell>
        </table:table-row>
        <table:table-row table:style-name="ro1">
          <table:table-cell office:value-type="string" calcext:value-type="string">
            <text:p>Out Tg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crage 3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$E$3]+[.C11]" office:value-type="float" office:value="13010" calcext:value-type="float">
            <text:p>13010</text:p>
          </table:table-cell>
          <table:table-cell table:formula="of:=[.$F$3]+[.D11]" office:value-type="float" office:value="11020" calcext:value-type="float">
            <text:p>110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9T17:22:24.699000000</meta:creation-date>
    <dc:date>2024-05-09T23:44:51.746000000</dc:date>
    <meta:editing-duration>PT6H22M28S</meta:editing-duration>
    <meta:editing-cycles>1</meta:editing-cycles>
    <meta:document-statistic meta:table-count="1" meta:cell-count="42" meta:object-count="0"/>
    <meta:generator>LibreOffice/7.6.2.1$Windows_X86_64 LibreOffice_project/56f7684011345957bbf33a7ee678afaf4d2ba333</meta:generator>
  </office:meta>
</office:document-meta>
</file>